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5.6807in"/>
    </style:style>
    <style:style style:name="co3" style:family="table-column">
      <style:table-column-properties fo:break-before="auto" style:column-width="3.6126in"/>
    </style:style>
    <style:style style:name="co4" style:family="table-column">
      <style:table-column-properties fo:break-before="auto" style:column-width="6.0929in"/>
    </style:style>
    <style:style style:name="co5" style:family="table-column">
      <style:table-column-properties fo:break-before="auto" style:column-width="4.1665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2.63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PageStyle_5f_Personal_20_details">
      <style:table-properties table:display="true" style:writing-mode="lr-tb"/>
    </style:style>
    <style:style style:name="ta2" style:family="table" style:master-page-name="PageStyle_5f_Social_20__26__20_internet_20_presence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ersonal detai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6380" table:default-cell-style-name="Default"/>
        <table:table-row table:style-name="ro1">
          <table:table-cell table:style-name="ce1"/>
          <table:table-cell table:style-name="ce3" office:value-type="string" calcext:value-type="string">
            <text:p>Potential information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Link used to find information</text:p>
          </table:table-cell>
          <table:table-cell table:style-name="ce1" table:number-columns-repeated="163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itle</text:p>
          </table:table-cell>
          <table:table-cell table:style-name="ce5" table:number-columns-repeated="2"/>
          <table:table-cell table:number-columns-repeated="1638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Name: First</text:p>
          </table:table-cell>
          <table:table-cell table:style-name="ce5" office:value-type="string" calcext:value-type="string">
            <text:p>Κωνσταντίνος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Name : Last</text:p>
          </table:table-cell>
          <table:table-cell table:style-name="ce5" office:value-type="string" calcext:value-type="string">
            <text:p>Γκούμας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Preferred name</text:p>
          </table:table-cell>
          <table:table-cell table:style-name="ce5" table:number-columns-repeated="2"/>
          <table:table-cell table:number-columns-repeated="1638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Gender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https://www.facebook.com/kostas.goumas.39</text:p>
          </table:table-cell>
          <table:table-cell table:number-columns-repeated="1638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Nationality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Ethnicity - Race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Heritage, ancestry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Marital status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Home Address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Home address: satellite imagery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Date of Birth</text:p>
          </table:table-cell>
          <table:table-cell table:style-name="ce5" table:number-columns-repeated="2"/>
          <table:table-cell office:value-type="string" calcext:value-type="string">
            <text:p><text:s/></text:p>
          </table:table-cell>
          <table:table-cell table:number-columns-repeated="1637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Birthplace</text:p>
          </table:table-cell>
          <table:table-cell table:style-name="ce5" table:number-columns-repeated="2"/>
          <table:table-cell table:number-columns-repeated="16380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Photo</text:p>
          </table:table-cell>
          <table:table-cell table:style-name="ce5" office:value-type="string" calcext:value-type="string">
            <text:p><text:a xlink:href="https://scontent.fath3-4.fna.fbcdn.net/v/t39.30808-6/295832987_10221670307014672_1820409598550859438_n.jpg?_nc_cat=100&amp;ccb=1-7&amp;_nc_sid=09cbfe&amp;_nc_ohc=P-rwpRmp8v4AX_jI2v1&amp;_nc_ht=scontent.fath3-4.fna&amp;oh=00_AfCRSNOu9qMYJY2q0wrB7PWVAcWCzCLj_JFea_lODsuCvw&amp;oe=640DD62C" xlink:type="simple">https://scontent.fath3-4.fna.fbcdn.net/v/t39.30808-6/295832987_10221670307014672_1820409598550859438_n.jpg?_nc_cat=100&amp;ccb=1-7&amp;_nc_sid=09cbfe&amp;_nc_ohc=P-rwpRmp8v4AX_jI2v1&amp;_nc_ht=scontent.fath3-4.fna&amp;oh=00_AfCRSNOu9qMYJY2q0wrB7PWVAcWCzCLj_JFea_lODsuCvw&amp;oe=640DD62C</text:a></text:p>
          </table:table-cell>
          <table:table-cell table:style-name="ce5" office:value-type="string" calcext:value-type="string">
            <text:p>https://www.facebook.com/kostas.goumas.39</text:p>
          </table:table-cell>
          <table:table-cell table:number-columns-repeated="1638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Telephone: mobile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elephone: landline</text:p>
          </table:table-cell>
          <table:table-cell table:style-name="ce5" table:number-columns-repeated="2"/>
          <table:table-cell table:number-columns-repeated="1638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Education: Elementary school (institutions attended, GPAs, etc.)</text:p>
          </table:table-cell>
          <table:table-cell table:style-name="ce6"/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Education: High school</text:p>
          </table:table-cell>
          <table:table-cell table:style-name="ce6" office:value-type="string" calcext:value-type="string">
            <text:p>2o lykeio iliou{temponera}</text:p>
          </table:table-cell>
          <table:table-cell table:style-name="ce5" office:value-type="string" calcext:value-type="string">
            <text:p>https://www.facebook.com/kostas.goumas.39/about_work_and_education</text:p>
          </table:table-cell>
          <table:table-cell table:number-columns-repeated="16380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ducation: Undergraduate studies</text:p>
          </table:table-cell>
          <table:table-cell table:style-name="ce6" office:value-type="string" calcext:value-type="string">
            <text:p>Computer science στο CSD - UoC</text:p>
          </table:table-cell>
          <table:table-cell table:style-name="ce5" office:value-type="string" calcext:value-type="string">
            <text:p>https://www.facebook.com/kostas.goumas.39/about_work_and_education</text:p>
          </table:table-cell>
          <table:table-cell table:number-columns-repeated="1638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ducation: Postgraduate studies</text:p>
          </table:table-cell>
          <table:table-cell table:style-name="ce5" table:number-columns-repeated="2"/>
          <table:table-cell table:number-columns-repeated="16380"/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Languages</text:p>
          </table:table-cell>
          <table:table-cell table:style-name="ce6" office:value-type="string" calcext:value-type="string">
            <text:p>English language, Greek</text:p>
          </table:table-cell>
          <table:table-cell table:style-name="ce5" office:value-type="string" calcext:value-type="string">
            <text:p>https://www.facebook.com/kostas.goumas.39/about_work_and_education</text:p>
          </table:table-cell>
          <table:table-cell table:number-columns-repeated="1638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CV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Affiliations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Hobbies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Favorites (music, movies, books, food, color, places, etc.)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Other preferences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Friends (social network, etc.)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Pets (name, race, color, etc.)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Activities (indoor, outdoor, etc.)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Other interests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Events attended (Talks, conferences, etc.)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Donations, charity work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Travel (destinations, dates, etc.)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Achievements, awards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Vehicle: registration plate number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Vehicle: make and model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Favorite locations and usual routes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Magazine subscriptions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Checked out library books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Publications (papers, essays, poems, etc.)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Scanned signature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Dumpster diving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Biometrics: Fingerprint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Biometrics: Handwriting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iometrics: Voice sample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DNA sample (only hair)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Military service</text:p>
          </table:table-cell>
          <table:table-cell table:style-name="ce5" table:number-columns-repeated="2"/>
          <table:table-cell table:number-columns-repeated="16380"/>
        </table:table-row>
        <table:table-row table:style-name="ro1" table:number-rows-repeated="104852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ocial &amp; internet presence" table:style-name="ta2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380" table:default-cell-style-name="Default"/>
        <table:table-row table:style-name="ro1">
          <table:table-cell table:style-name="ce1"/>
          <table:table-cell table:style-name="ce3" office:value-type="string" calcext:value-type="string">
            <text:p>Potential information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Link used to find information</text:p>
          </table:table-cell>
          <table:table-cell table:style-name="ce1" table:number-columns-repeated="163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Facebook (link, #friends, etc.)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Twitter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kype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lickr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Instagram</text:p>
          </table:table-cell>
          <table:table-cell table:style-name="ce5"/>
          <table:table-cell table:style-name="ce4"/>
          <table:table-cell table:number-columns-repeated="1638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Linkedin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oundcloud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Wikipedia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ollowers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Following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Personal website(s)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Domains registered (whois, etc.)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usernames, login names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Peudonyms, nicknames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Online identity, avatar, handle, screen name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Online games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Online addresses: email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Online addresses: ISP, MAC address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Blogs, chat rooms presence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Online posts: statements made (sample)</text:p>
          </table:table-cell>
          <table:table-cell table:style-name="ce5"/>
          <table:table-cell table:style-name="ce5" office:value-type="string" calcext:value-type="string">
            <text:p><text:s/></text:p>
          </table:table-cell>
          <table:table-cell table:number-columns-repeated="1638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Online posts: questions asked (sample)</text:p>
          </table:table-cell>
          <table:table-cell table:style-name="ce5" table:number-columns-repeated="2"/>
          <table:table-cell table:number-columns-repeated="1638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Public keys - Digital certificates</text:p>
          </table:table-cell>
          <table:table-cell table:style-name="ce5" table:number-columns-repeated="2"/>
          <table:table-cell table:number-columns-repeated="16380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ocial_20__26__20_internet_20_presence" style:display-name="PageStyle_Social &amp; internet presenc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ersonal_20_details" style:display-name="PageStyle_Personal detail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date>2023-03-08T12:23:28.575447847</dc:date>
    <meta:generator>LibreOffice/7.4.4.2$Linux_X86_64 LibreOffice_project/40$Build-2</meta:generator>
    <meta:editing-duration>PT13M18S</meta:editing-duration>
    <meta:editing-cycles>1</meta:editing-cycles>
    <meta:document-statistic meta:table-count="2" meta:cell-count="158" meta:object-count="0"/>
    <meta:user-defined meta:name="AppVersion">16.0300</meta:user-defined>
  </office:meta>
</office:document-meta>
</file>